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5.999cm" svg:height="8.999cm" svg:x="6.139cm" svg:y="6.08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ir tahir</meta:initial-creator>
    <meta:creation-date>2016-02-01T23:54:40.82</meta:creation-date>
    <meta:editing-duration>PT16M6S</meta:editing-duration>
    <meta:editing-cycles>2</meta:editing-cycles>
    <dc:date>2016-02-02T00:00:11.75</dc:date>
    <dc:creator>atir tahir</dc:creator>
    <meta:document-statistic meta:object-count="26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fill-color="#004586"/>
    </style:style>
    <style:style style:name="ch14" style:family="chart">
      <style:graphic-properties draw:fill-color="#ff420e"/>
    </style:style>
    <style:style style:name="ch15" style:family="chart">
      <style:graphic-properties draw:fill-color="#ffd320"/>
    </style:style>
    <style:style style:name="ch16" style:family="chart">
      <style:graphic-properties draw:fill-color="#579d1c"/>
    </style:style>
    <style:style style:name="ch1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circle" chart:style-name="ch1">
        <chart:title svg:x="1.262cm" svg:y="0.316cm" chart:style-name="ch2">
          <text:p>Total Order Price&lt;&lt;foreach [in customers]&gt;&gt;&lt;&lt;x [CustomerName]&gt;&gt;</text:p>
        </chart:title>
        <chart:legend chart:legend-position="end" svg:x="14.292cm" svg:y="3.402cm" style:legend-expansion="high" chart:style-name="ch3"/>
        <chart:plot-area chart:style-name="ch4" chart:data-source-has-labels="both" svg:x="0.32cm" svg:y="1.455cm" svg:width="13.652cm" svg:height="7.365cm">
          <chartooo:coordinate-region svg:x="3.464cm" svg:y="1.456cm" svg:width="7.364cm" svg:height="7.364cm"/>
          <chart:axis chart:dimension="x" chart:name="primary-x" chart:style-name="ch5" chartooo:axis-type="auto">
            <chartooo:date-scale/>
            <chart:title svg:x="0cm" svg:y="0cm" chart:style-name="ch6">
              <text:p>Total Order Price&lt;&lt;y [Order.Sum(c =&gt; c.Price)]&gt;&gt;</text:p>
            </chart:title>
            <chart:categories table:cell-range-address="local-table.$A$2:.$A$5"/>
          </chart:axis>
          <chart:axis chart:dimension="x" chart:name="secondary-x" chart:style-name="ch7">
            <chart:title svg:x="0cm" svg:y="0cm" chart:style-name="ch8">
              <text:p>Total Order Price&lt;&lt;y [Order.Sum(c =&gt; c.Price)]&gt;&gt;</text:p>
            </chart:title>
          </chart:axis>
          <chart:axis chart:dimension="y" chart:name="primary-y" chart:style-name="ch9">
            <chart:title svg:x="0cm" svg:y="0cm" chart:style-name="ch10">
              <text:p>Total Order Price&lt;&lt;y [Order.Sum(c =&gt; c.Price)]&gt;&gt;</text:p>
            </chart:title>
            <chart:grid chart:style-name="ch11" chart:class="major"/>
          </chart:axis>
          <chart:axis chart:dimension="y" chart:name="secondary-y" chart:style-name="ch7">
            <chart:title svg:x="0cm" svg:y="0cm" chart:style-name="ch10">
              <text:p>Total Order Price&lt;&lt;y [Order.Sum(c =&gt; c.Price)]&gt;&gt;</text:p>
            </chart:title>
          </chart:axis>
          <chart:series chart:attached-axis="primary-y" chart:style-name="ch12" chart:values-cell-range-address="local-table.$B$2:.$B$5" chart:label-cell-address="local-table.$B$1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local-table.$C$2:.$C$5" chart:label-cell-address="local-table.$C$1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8" chart:values-cell-range-address="local-table.$D$2:.$D$5" chart:label-cell-address="local-table.$D$1" chart:class="chart:circle"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